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33" table:default-cell-style-name="ce1"/>
        <table:table-column table:style-name="co3" table:number-columns-repeated="5" table:default-cell-style-name="ce1"/>
        <table:table-column table:style-name="co4" table:number-columns-repeated="16345" table:default-cell-style-name="ce1"/>
        <table:table-row table:style-name="ro1">
          <table:table-cell table:style-name="ce2"/>
          <table:table-cell office:value-type="string" table:number-columns-spanned="36" table:number-rows-spanned="1" table:style-name="ce10">
            <text:p>Основы программирования на Python 3</text:p>
          </table:table-cell>
          <table:covered-table-cell table:number-columns-repeated="35"/>
          <table:table-cell table:number-columns-repeated="16347"/>
        </table:table-row>
        <table:table-row table:style-name="ro2">
          <table:table-cell table:number-columns-repeated="37" table:style-name="ce2"/>
          <table:table-cell table:number-columns-repeated="16347"/>
        </table:table-row>
        <table:table-row table:style-name="ro2">
          <table:table-cell table:style-name="ce2"/>
          <table:table-cell office:value-type="string" table:number-columns-spanned="8" table:number-rows-spanned="1" table:style-name="ce11">
            <text:p>Посещение</text:p>
          </table:table-cell>
          <table:covered-table-cell table:number-columns-repeated="7"/>
          <table:table-cell table:number-columns-repeated="2" table:style-name="ce4"/>
          <table:table-cell office:value-type="string" table:number-columns-spanned="8" table:number-rows-spanned="1" table:style-name="ce20">
            <text:p>Бонусные баллы</text:p>
          </table:table-cell>
          <table:covered-table-cell table:number-columns-repeated="7"/>
          <table:table-cell office:value-type="string" table:number-columns-spanned="12" table:number-rows-spanned="1" table:style-name="ce20">
            <text:p>pythontutor.ru</text:p>
          </table:table-cell>
          <table:covered-table-cell table:number-columns-repeated="11"/>
          <table:table-cell office:value-type="string" table:number-columns-spanned="3" table:number-rows-spanned="1" table:style-name="ce20">
            <text:p>Тесты</text:p>
          </table:table-cell>
          <table:covered-table-cell table:number-columns-repeated="2"/>
          <table:table-cell office:value-type="string" table:number-columns-spanned="1" table:number-rows-spanned="2" table:style-name="ce13">
            <text:p>SoloLearn</text:p>
          </table:table-cell>
          <table:table-cell office:value-type="string" table:number-columns-spanned="1" table:number-rows-spanned="2" table:style-name="ce13">
            <text:p>Coursera</text:p>
          </table:table-cell>
          <table:table-cell office:value-type="string" table:number-columns-spanned="1" table:number-rows-spanned="2" table:style-name="ce12">
            <text:p>Итого</text:p>
          </table:table-cell>
          <table:table-cell table:number-columns-repeated="16347"/>
        </table:table-row>
        <table:table-row table:style-name="ro2">
          <table:table-cell table:style-name="ce4"/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covered-table-cell/>
          <table:covered-table-cell/>
          <table:covered-table-cell/>
          <table:table-cell table:number-columns-repeated="16347"/>
        </table:table-row>
        <table:table-row table:style-name="ro2">
          <table:table-cell office:value-type="string" table:style-name="ce2">
            <text:p>Бочарова Вер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9.5" table:style-name="ce6">
            <text:p>9,5</text:p>
          </table:table-cell>
          <table:table-cell office:value-type="float" office:value="9.5" table:style-name="ce2">
            <text:p>9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55.5" table:formula="of:=SUM([.B5:.AJ5])" table:style-name="ce6">
            <text:p>55,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Денисенко Людмил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table:style-name="ce6"/>
          <table:table-cell table:number-columns-repeated="11" table:style-name="ce2"/>
          <table:table-cell office:value-type="float" office:value="7.5" table:style-name="ce6">
            <text:p>7,5</text:p>
          </table:table-cell>
          <table:table-cell office:value-type="float" office:value="4.5" table:style-name="ce2">
            <text:p>4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2.5" table:formula="of:=SUM([.B6:.AJ6])" table:style-name="ce6">
            <text:p>32,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Каще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9" table:style-name="ce6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61" table:formula="of:=SUM([.B7:.AJ7])" table:style-name="ce6">
            <text:p>61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Костенева Елена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6" table:style-name="ce6">
            <text:p>6</text:p>
          </table:table-cell>
          <table:table-cell office:value-type="float" office:value="5.5" table:style-name="ce2">
            <text:p>5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45" table:formula="of:=SUM([.B8:.AJ8])" table:style-name="ce6">
            <text:p>4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Кочкина Кристин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table:style-name="ce6"/>
          <table:table-cell table:number-columns-repeated="11" table:style-name="ce2"/>
          <table:table-cell office:value-type="float" office:value="4.5" table:style-name="ce6">
            <text:p>4,5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29" table:formula="of:=SUM([.B9:.AJ9])" table:style-name="ce6">
            <text:p>29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Мирошниченко Денис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6.5" table:style-name="ce6">
            <text:p>6,5</text:p>
          </table:table-cell>
          <table:table-cell office:value-type="float" office:value="6.5" table:style-name="ce2">
            <text:p>6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55" table:formula="of:=SUM([.B10:.AJ10])" table:style-name="ce6">
            <text:p>5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Сапон Алина</text:p>
          </table:table-cell>
          <table:table-cell table:style-name="ce6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table:style-name="ce6"/>
          <table:table-cell table:number-columns-repeated="11" table:style-name="ce2"/>
          <table:table-cell office:value-type="float" office:value="4" table:style-name="ce6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28.5" table:formula="of:=SUM([.B11:.AJ11])" table:style-name="ce6">
            <text:p>28,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Филиппова Любовь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10.5" table:style-name="ce6">
            <text:p>10,5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59.5" table:formula="of:=SUM([.B12:.AJ12])" table:style-name="ce6">
            <text:p>59,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Шин Юл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3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number-columns-repeated="11" table:style-name="ce2"/>
          <table:table-cell table:style-name="ce6"/>
          <table:table-cell table:style-name="ce2"/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19.5" table:formula="of:=SUM([.B13:.AJ13])" table:style-name="ce6">
            <text:p>19,5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Ширя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table:number-columns-repeated="8" table:style-name="ce1"/>
          <table:table-cell table:number-columns-repeated="4" table:style-name="ce2"/>
          <table:table-cell office:value-type="float" office:value="7.5" table:style-name="ce6">
            <text:p>7,5</text:p>
          </table:table-cell>
          <table:table-cell office:value-type="float" office:value="4.5" table:style-name="ce2">
            <text:p>4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3" table:formula="of:=SUM([.B14:.AJ14])" table:style-name="ce6">
            <text:p>33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Ястребов Максим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6"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number-columns-repeated="11" table:style-name="ce2"/>
          <table:table-cell table:style-name="ce6"/>
          <table:table-cell table:number-columns-repeated="2" table:style-name="ce2"/>
          <table:table-cell table:number-columns-repeated="2" table:style-name="ce6"/>
          <table:table-cell office:value-type="float" office:value="5" table:formula="of:=SUM([.B15:.AJ15])" table:style-name="ce6">
            <text:p>5</text:p>
          </table:table-cell>
          <table:table-cell table:number-columns-repeated="16347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36" table:number-rows-spanned="1" table:style-name="ce10">
            <text:p>Веб-технологии</text:p>
          </table:table-cell>
          <table:covered-table-cell table:number-columns-repeated="35"/>
          <table:table-cell table:number-columns-repeated="16347"/>
        </table:table-row>
        <table:table-row table:style-name="ro2">
          <table:table-cell table:number-columns-repeated="37" table:style-name="ce2"/>
          <table:table-cell table:number-columns-repeated="16347"/>
        </table:table-row>
        <table:table-row table:style-name="ro2">
          <table:table-cell table:style-name="ce2"/>
          <table:table-cell office:value-type="string" table:number-columns-spanned="8" table:number-rows-spanned="1" table:style-name="ce11">
            <text:p>Посещение</text:p>
          </table:table-cell>
          <table:covered-table-cell table:number-columns-repeated="7"/>
          <table:table-cell table:number-columns-repeated="2" table:style-name="ce4"/>
          <table:table-cell office:value-type="string" table:number-columns-spanned="8" table:number-rows-spanned="1" table:style-name="ce20">
            <text:p>Бонусные баллы</text:p>
          </table:table-cell>
          <table:covered-table-cell table:number-columns-repeated="7"/>
          <table:table-cell office:value-type="string" table:number-columns-spanned="2" table:number-rows-spanned="1" table:style-name="ce13">
            <text:p>Тесты</text:p>
          </table:table-cell>
          <table:covered-table-cell/>
          <table:table-cell office:value-type="string" table:number-columns-spanned="3" table:number-rows-spanned="2" table:style-name="ce13">
            <text:p>requests</text:p>
          </table:table-cell>
          <table:covered-table-cell table:number-columns-repeated="2"/>
          <table:table-cell office:value-type="string" table:number-columns-spanned="3" table:number-rows-spanned="2" table:style-name="ce13">
            <text:p>Coursera</text:p>
          </table:table-cell>
          <table:covered-table-cell table:number-columns-repeated="2"/>
          <table:table-cell office:value-type="string" table:number-columns-spanned="3" table:number-rows-spanned="2" table:style-name="ce14">
            <text:p>Django туториал</text:p>
          </table:table-cell>
          <table:covered-table-cell table:number-columns-repeated="2"/>
          <table:table-cell office:value-type="string" table:number-columns-spanned="3" table:number-rows-spanned="2" table:style-name="ce14">
            <text:p>Django проект</text:p>
          </table:table-cell>
          <table:covered-table-cell table:number-columns-repeated="2"/>
          <table:table-cell office:value-type="string" table:number-columns-spanned="2" table:number-rows-spanned="2" table:style-name="ce13">
            <text:p>Итого</text:p>
          </table:table-cell>
          <table:covered-table-cell/>
          <table:table-cell table:number-columns-repeated="2" table:style-name="ce2"/>
          <table:table-cell table:number-columns-repeated="16347"/>
        </table:table-row>
        <table:table-row table:style-name="ro2">
          <table:table-cell table:style-name="ce4"/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Бочарова Вер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9.5" table:style-name="ce6">
            <text:p>9,5</text:p>
          </table:table-cell>
          <table:table-cell table:style-name="ce2"/>
          <table:table-cell office:value-type="float" office:value="8" table:number-columns-spanned="3" table:number-rows-spanned="1" table:style-name="ce18">
            <text:p>8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9.5" table:number-columns-spanned="3" table:number-rows-spanned="1" table:style-name="ce19">
            <text:p>9,5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41.5" table:formula="of:=SUM([.B24:.AE24])" table:number-columns-spanned="2" table:number-rows-spanned="1" table:style-name="ce19">
            <text:p>41,5</text:p>
          </table:table-cell>
          <table:covered-table-cell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Денисенко Людмил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7.5" table:style-name="ce6">
            <text:p>7,5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4.5" table:number-columns-spanned="3" table:number-rows-spanned="1" table:style-name="ce16">
            <text:p>4,5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30.5" table:formula="of:=SUM([.B25:.AE25])" table:style-name="ce8">
            <text:p>30,5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Каще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9" table:style-name="ce6">
            <text:p>9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11" table:number-columns-spanned="3" table:number-rows-spanned="1" table:style-name="ce16">
            <text:p>11</text:p>
          </table:table-cell>
          <table:covered-table-cell table:number-columns-repeated="2"/>
          <table:table-cell office:value-type="float" office:value="20" table:number-columns-spanned="3" table:number-rows-spanned="1" table:style-name="ce15">
            <text:p>20</text:p>
          </table:table-cell>
          <table:covered-table-cell table:number-columns-repeated="2"/>
          <table:table-cell office:value-type="float" office:value="61" table:formula="of:=SUM([.B26:.AE26])" table:style-name="ce8">
            <text:p>61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Костенева Елена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6" table:style-name="ce6">
            <text:p>6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5.5" table:number-columns-spanned="3" table:number-rows-spanned="1" table:style-name="ce16">
            <text:p>5,5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31" table:formula="of:=SUM([.B27:.AE27])" table:style-name="ce8">
            <text:p>31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Кочкина Кристин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4.5" table:style-name="ce6">
            <text:p>4,5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27" table:formula="of:=SUM([.B28:.AE28])" table:style-name="ce8">
            <text:p>27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Мирошниченко Денис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6.5" table:style-name="ce6">
            <text:p>6,5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6.5" table:number-columns-spanned="3" table:number-rows-spanned="1" table:style-name="ce16">
            <text:p>6,5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35" table:formula="of:=SUM([.B29:.AE29])" table:style-name="ce8">
            <text:p>35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Сапон Алина</text:p>
          </table:table-cell>
          <table:table-cell table:style-name="ce6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4" table:style-name="ce6">
            <text:p>4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26.5" table:formula="of:=SUM([.B30:.AE30])" table:style-name="ce8">
            <text:p>26,5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Филиппова Любовь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0.5" table:style-name="ce6">
            <text:p>10,5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9" table:number-columns-spanned="3" table:number-rows-spanned="1" table:style-name="ce16">
            <text:p>9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41.5" table:formula="of:=SUM([.B31:.AE31])" table:style-name="ce8">
            <text:p>41,5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Шин Юл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3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7"/>
          <table:covered-table-cell table:number-columns-repeated="2"/>
          <table:table-cell table:number-columns-spanned="3" table:number-rows-spanned="1" table:style-name="ce17"/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17.5" table:formula="of:=SUM([.B32:.AE32])" table:style-name="ce8">
            <text:p>17,5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Ширя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7.5" table:style-name="ce6">
            <text:p>7,5</text:p>
          </table:table-cell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4.5" table:number-columns-spanned="3" table:number-rows-spanned="1" table:style-name="ce16">
            <text:p>4,5</text:p>
          </table:table-cell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31" table:formula="of:=SUM([.B33:.AE33])" table:style-name="ce8">
            <text:p>31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style-name="ro2">
          <table:table-cell office:value-type="string" table:style-name="ce2">
            <text:p>Ястребов Максим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6"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style-name="ce2"/>
          <table:table-cell office:value-type="float" office:value="8" table:number-columns-spanned="3" table:number-rows-spanned="1" table:style-name="ce15">
            <text:p>8</text:p>
          </table:table-cell>
          <table:covered-table-cell table:number-columns-repeated="2"/>
          <table:table-cell table:number-columns-spanned="3" table:number-rows-spanned="1" table:style-name="ce17"/>
          <table:covered-table-cell table:number-columns-repeated="2"/>
          <table:table-cell table:number-columns-spanned="3" table:number-rows-spanned="1" table:style-name="ce17"/>
          <table:covered-table-cell table:number-columns-repeated="2"/>
          <table:table-cell table:number-columns-spanned="3" table:number-rows-spanned="1" table:style-name="ce15"/>
          <table:covered-table-cell table:number-columns-repeated="2"/>
          <table:table-cell office:value-type="float" office:value="13" table:formula="of:=SUM([.B34:.AE34])" table:style-name="ce8">
            <text:p>13</text:p>
          </table:table-cell>
          <table:table-cell table:style-name="ce9"/>
          <table:table-cell table:number-columns-repeated="2" table:style-name="ce2"/>
          <table:table-cell table:number-columns-repeated="16347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4-01</dc:creator>
    <meta:creation-date>2017-02-16T19:02:43Z</meta:creation-date>
    <dc:date>2017-06-03T06:30:34Z</dc:date>
    <meta:editing-cycles>8</meta:editing-cycles>
    <meta:editing-duration>PT56836S</meta:editing-duration>
  </office:meta>
</office:document-meta>
</file>